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T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Metho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1-21T08:09:00Z</meta:creation-date>
    <dc:date>2025-01-21T08:11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6" meta:row-count="1" meta:non-whitespace-character-count="6"/>
  </office:meta>
</office:document-meta>
</file>